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127.5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64.49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33pt" fo:break-before="auto" style:use-optimal-row-height="true"/>
    </style:style>
    <style:style style:name="ro8" style:family="table-row">
      <style:table-row-properties style:row-height="96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Undergraduate / postgraduate stud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duate</text:p>
          </table:table-cell>
          <table:table-cell office:value-type="string" calcext:value-type="string">
            <text:p>ˈɡrædʒuət</text:p>
          </table:table-cell>
          <table:table-cell office:value-type="string" calcext:value-type="string">
            <text:p>1) verb получить степень бакалавра</text:p>
            <text:p>Kate graduated from medical school last year.</text:p>
            <text:p>He graduated in physics from Cambridge University.</text:p>
            <text:p>2) бакалавр</text:p>
            <text:p>He’s a graduate in philosoph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Балы за курс</text:p>
            <text:p>I don’t have enough credits to graduat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issertation</text:p>
          </table:table-cell>
          <table:table-cell office:value-type="string" calcext:value-type="string">
            <text:p>dɪsəˈteɪʃən</text:p>
          </table:table-cell>
          <table:table-cell office:value-type="string" calcext:value-type="string">
            <text:p>диссертация (for Bachelor or Master degree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achelor</text:p>
          </table:table-cell>
          <table:table-cell office:value-type="string" calcext:value-type="string">
            <text:p>ˈbætʃələ</text:p>
          </table:table-cell>
          <table:table-cell office:value-type="string" calcext:value-type="string">
            <text:p>1) холостяк</text:p>
            <text:p>Gerald was 38, and a confirmed bachelor</text:p>
            <text:p>bachelor’s degre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esis</text:p>
          </table:table-cell>
          <table:table-cell office:value-type="string" calcext:value-type="string">
            <text:p>ˈθiːsɪs</text:p>
          </table:table-cell>
          <table:table-cell office:value-type="string" calcext:value-type="string">
            <text:p>диссертация (for PhD)</text:p>
            <text:p>Cynthia’s still working on her thesi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mpus</text:p>
          </table:table-cell>
          <table:table-cell office:value-type="string" calcext:value-type="string">
            <text:p>ˈkæmpəs</text:p>
          </table:table-cell>
          <table:table-cell office:value-type="string" calcext:value-type="string">
            <text:p> кампус</text:p>
            <text:p>Most first-year students live on campu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ecture theatre</text:p>
          </table:table-cell>
          <table:table-cell/>
          <table:table-cell office:value-type="string" calcext:value-type="string">
            <text:p>лекторий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eminar</text:p>
          </table:table-cell>
          <table:table-cell office:value-type="string" calcext:value-type="string">
            <text:p>ˈsemənɑː</text:p>
          </table:table-cell>
          <table:table-cell office:value-type="string" calcext:value-type="string">
            <text:p>семинар</text:p>
            <text:p>a Shakespeare semina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utor</text:p>
          </table:table-cell>
          <table:table-cell office:value-type="string" calcext:value-type="string">
            <text:p>ˈtjuːtə</text:p>
          </table:table-cell>
          <table:table-cell office:value-type="string" calcext:value-type="string">
            <text:p>1) репетитор</text:p>
            <text:p>The children were educated at home by a succession of tutors.</text:p>
            <text:p>2) преподаватель в британском университете</text:p>
            <text:p>She was my tutor at Durham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cademic stuff</text:p>
          </table:table-cell>
          <table:table-cell/>
          <table:table-cell office:value-type="string" calcext:value-type="string">
            <text:p>преподаватель в университет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lls of residence, halls</text:p>
          </table:table-cell>
          <table:table-cell/>
          <table:table-cell office:value-type="string" calcext:value-type="string">
            <text:p>общежитие в университете</text:p>
            <text:p>Rincewind's room number in his hall of residence had been 7a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missons</text:p>
          </table:table-cell>
          <table:table-cell/>
          <table:table-cell office:value-type="string" calcext:value-type="string">
            <text:p>прием (в студенты)</text:p>
            <text:p>The college has a very selective admissions polic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dmission</text:p>
          </table:table-cell>
          <table:table-cell/>
          <table:table-cell office:value-type="string" calcext:value-type="string">
            <text:p>разрешение на вход в здание, поступление в университет</text:p>
            <text:p>Women gained admission to the club only recentl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заявление</text:p>
            <text:p>I filled in the application form and sent it off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unding</text:p>
          </table:table-cell>
          <table:table-cell office:value-type="string" calcext:value-type="string">
            <text:p>ˈfʌndɪŋ</text:p>
          </table:table-cell>
          <table:table-cell office:value-type="string" calcext:value-type="string">
            <text:p>финансирование</text:p>
            <text:p>College directors have called for more government funding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ition</text:p>
          </table:table-cell>
          <table:table-cell office:value-type="string" calcext:value-type="string">
            <text:p>tjuˈɪʃən</text:p>
          </table:table-cell>
          <table:table-cell office:value-type="string" calcext:value-type="string">
            <text:p>обучение</text:p>
            <text:p>I had to have extra tuition in math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tudent loan</text:p>
          </table:table-cell>
          <table:table-cell/>
          <table:table-cell office:value-type="string" calcext:value-type="string">
            <text:p>студенческий креди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cholarship</text:p>
          </table:table-cell>
          <table:table-cell office:value-type="string" calcext:value-type="string">
            <text:p>ˈskɒləʃɪp</text:p>
          </table:table-cell>
          <table:table-cell office:value-type="string" calcext:value-type="string">
            <text:p>стипендия</text:p>
            <text:p>He attended college on a drama scholarship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idence</text:p>
          </table:table-cell>
          <table:table-cell/>
          <table:table-cell office:value-type="string" calcext:value-type="string">
            <text:p>жительство, проживание</text:p>
            <text:p>Rome was his main place of residenc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ule</text:p>
          </table:table-cell>
          <table:table-cell office:value-type="string" calcext:value-type="string">
            <text:p>ˈmɒdjuːl</text:p>
          </table:table-cell>
          <table:table-cell office:value-type="string" calcext:value-type="string">
            <text:p>модуль</text:p>
            <text:p>You choose five modules in the first year.</text:p>
          </table:table-cell>
          <table:table-cell table:number-columns-repeated="1021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00:18:23.40560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H10M58S</meta:editing-duration>
    <meta:editing-cycles>11</meta:editing-cycles>
    <meta:generator>LibreOffice/6.0.7.3$Linux_X86_64 LibreOffice_project/00m0$Build-3</meta:generator>
    <dc:date>2021-10-20T00:18:44.697666950</dc:date>
    <meta:document-statistic meta:table-count="1" meta:cell-count="52" meta:object-count="0"/>
    <meta:template xlink:type="simple" xlink:actuate="onRequest" xlink:title="vocabularyUnit" xlink:href="../../../../Templates/vocabularyUnit.ots" meta:date="2021-07-23T23:09:37.744245147"/>
  </office:meta>
</office:document-meta>
</file>